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f542" officeooo:paragraph-rsid="0011f542"/>
    </style:style>
    <style:style style:name="P2" style:family="paragraph" style:parent-style-name="Standard">
      <style:text-properties fo:font-weight="bold" officeooo:rsid="0011f542" officeooo:paragraph-rsid="0011f542" style:font-weight-asian="bold" style:font-weight-complex="bold"/>
    </style:style>
    <style:style style:name="P3" style:family="paragraph" style:parent-style-name="Standard">
      <style:text-properties fo:font-weight="bold" officeooo:rsid="0013a27a" officeooo:paragraph-rsid="0013a27a" style:font-weight-asian="bold" style:font-weight-complex="bold"/>
    </style:style>
    <style:style style:name="P4" style:family="paragraph" style:parent-style-name="Standard">
      <style:text-properties fo:font-weight="bold" officeooo:rsid="00158027" officeooo:paragraph-rsid="00158027" style:font-weight-asian="bold" style:font-weight-complex="bold"/>
    </style:style>
    <style:style style:name="P5" style:family="paragraph" style:parent-style-name="Standard">
      <style:text-properties fo:font-weight="bold" officeooo:rsid="00199002" officeooo:paragraph-rsid="00199002" style:font-weight-asian="bold" style:font-weight-complex="bold"/>
    </style:style>
    <style:style style:name="P6" style:family="paragraph" style:parent-style-name="Standard">
      <style:text-properties fo:font-weight="bold" officeooo:rsid="001b5165" officeooo:paragraph-rsid="001b5165" style:font-weight-asian="bold" style:font-weight-complex="bold"/>
    </style:style>
    <style:style style:name="P7" style:family="paragraph" style:parent-style-name="Standard">
      <style:text-properties fo:font-weight="bold" officeooo:rsid="001d1d5e" officeooo:paragraph-rsid="001d1d5e" style:font-weight-asian="bold" style:font-weight-complex="bold"/>
    </style:style>
    <style:style style:name="P8" style:family="paragraph" style:parent-style-name="Standard">
      <style:text-properties style:text-underline-style="solid" style:text-underline-width="auto" style:text-underline-color="font-color" officeooo:rsid="0011f542" officeooo:paragraph-rsid="0011f542"/>
    </style:style>
    <style:style style:name="P9" style:family="paragraph" style:parent-style-name="Standard">
      <style:text-properties style:text-underline-style="solid" style:text-underline-width="auto" style:text-underline-color="font-color" officeooo:rsid="001633d2" officeooo:paragraph-rsid="001633d2"/>
    </style:style>
    <style:style style:name="P10" style:family="paragraph" style:parent-style-name="Standard">
      <style:text-properties style:text-underline-style="solid" style:text-underline-width="auto" style:text-underline-color="font-color" officeooo:rsid="0016bb14" officeooo:paragraph-rsid="0016bb14"/>
    </style:style>
    <style:style style:name="P11" style:family="paragraph" style:parent-style-name="Standard">
      <style:text-properties style:text-underline-style="solid" style:text-underline-width="auto" style:text-underline-color="font-color" officeooo:rsid="0017e641" officeooo:paragraph-rsid="0017e641"/>
    </style:style>
    <style:style style:name="P12" style:family="paragraph" style:parent-style-name="Standard">
      <style:text-properties style:text-underline-style="solid" style:text-underline-width="auto" style:text-underline-color="font-color" officeooo:rsid="00199002" officeooo:paragraph-rsid="00199002"/>
    </style:style>
    <style:style style:name="P13" style:family="paragraph" style:parent-style-name="Standard">
      <style:text-properties style:text-underline-style="solid" style:text-underline-width="auto" style:text-underline-color="font-color" officeooo:rsid="001d6819" officeooo:paragraph-rsid="001d6819"/>
    </style:style>
    <style:style style:name="P14" style:family="paragraph" style:parent-style-name="Standard">
      <style:text-properties style:text-underline-style="solid" style:text-underline-width="auto" style:text-underline-color="font-color" officeooo:rsid="00148254" officeooo:paragraph-rsid="00148254"/>
    </style:style>
    <style:style style:name="P15" style:family="paragraph" style:parent-style-name="Standard">
      <style:text-properties officeooo:rsid="0013a27a" officeooo:paragraph-rsid="0013a27a"/>
    </style:style>
    <style:style style:name="P16" style:family="paragraph" style:parent-style-name="Standard">
      <style:text-properties officeooo:rsid="00148254" officeooo:paragraph-rsid="00148254"/>
    </style:style>
    <style:style style:name="P17" style:family="paragraph" style:parent-style-name="Standard">
      <style:text-properties officeooo:rsid="00148254" officeooo:paragraph-rsid="0017e641"/>
    </style:style>
    <style:style style:name="P18" style:family="paragraph" style:parent-style-name="Standard">
      <style:text-properties officeooo:rsid="00158027" officeooo:paragraph-rsid="00158027"/>
    </style:style>
    <style:style style:name="P19" style:family="paragraph" style:parent-style-name="Standard">
      <style:text-properties officeooo:rsid="001633d2" officeooo:paragraph-rsid="001633d2"/>
    </style:style>
    <style:style style:name="P20" style:family="paragraph" style:parent-style-name="Standard">
      <style:text-properties officeooo:rsid="0016bb14" officeooo:paragraph-rsid="0016bb14"/>
    </style:style>
    <style:style style:name="P21" style:family="paragraph" style:parent-style-name="Standard">
      <style:text-properties officeooo:rsid="0017e641" officeooo:paragraph-rsid="0017e641"/>
    </style:style>
    <style:style style:name="P22" style:family="paragraph" style:parent-style-name="Standard">
      <style:text-properties style:text-underline-style="none" fo:font-weight="bold" officeooo:rsid="0017e641" officeooo:paragraph-rsid="0017e641" style:font-weight-asian="bold" style:font-weight-complex="bold"/>
    </style:style>
    <style:style style:name="P23" style:family="paragraph" style:parent-style-name="Standard">
      <style:text-properties officeooo:rsid="00199002" officeooo:paragraph-rsid="00199002"/>
    </style:style>
    <style:style style:name="P24" style:family="paragraph" style:parent-style-name="Standard">
      <style:text-properties officeooo:rsid="001b5165" officeooo:paragraph-rsid="001b5165"/>
    </style:style>
    <style:style style:name="P25" style:family="paragraph" style:parent-style-name="Standard">
      <style:text-properties officeooo:rsid="001d1d5e" officeooo:paragraph-rsid="001d1d5e"/>
    </style:style>
    <style:style style:name="P26" style:family="paragraph" style:parent-style-name="Standard">
      <style:text-properties officeooo:rsid="001d6819" officeooo:paragraph-rsid="001d6819"/>
    </style:style>
    <style:style style:name="P27" style:family="paragraph" style:parent-style-name="Standard">
      <style:text-properties style:text-underline-style="solid" style:text-underline-width="auto" style:text-underline-color="font-color" officeooo:rsid="001b5165" officeooo:paragraph-rsid="001b5165"/>
    </style:style>
    <style:style style:name="P28" style:family="paragraph" style:parent-style-name="Standard">
      <style:text-properties style:text-underline-style="none" officeooo:rsid="0020331d" officeooo:paragraph-rsid="0020331d"/>
    </style:style>
    <style:style style:name="T1" style:family="text">
      <style:text-properties style:text-underline-style="solid" style:text-underline-width="auto" style:text-underline-color="font-color"/>
    </style:style>
    <style:style style:name="T2" style:family="text">
      <style:text-properties officeooo:rsid="00150795"/>
    </style:style>
    <style:style style:name="T3" style:family="text">
      <style:text-properties style:text-line-through-style="none" style:text-line-through-type="none" style:text-underline-style="solid" style:text-underline-width="auto" style:text-underline-color="font-color"/>
    </style:style>
    <style:style style:name="T4" style:family="text">
      <style:text-properties officeooo:rsid="0016bb14"/>
    </style:style>
    <style:style style:name="T5" style:family="text">
      <style:text-properties officeooo:rsid="0016efc3"/>
    </style:style>
    <style:style style:name="T6" style:family="text">
      <style:text-properties officeooo:rsid="00199002"/>
    </style:style>
    <style:style style:name="T7" style:family="text">
      <style:text-properties officeooo:rsid="001b5165"/>
    </style:style>
    <style:style style:name="T8" style:family="text">
      <style:text-properties officeooo:rsid="002033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jercicio 1</text:p>
      <text:p text:style-name="P1">¿Cuáles serían los atributos de la clase PilotoDeFormula1 ? ¿Se te ocurren algunas instan-</text:p>
      <text:p text:style-name="P1">cias de esta clase?</text:p>
      <text:p text:style-name="P8">Atributos posibles:</text:p>
      <text:p text:style-name="P1">- Edad.</text:p>
      <text:p text:style-name="P1">- <text:span text:style-name="T2">DNI.</text:span></text:p>
      <text:p text:style-name="P1">- Peso.</text:p>
      <text:p text:style-name="P1">- Altura.</text:p>
      <text:p text:style-name="P1">- Escudería.</text:p>
      <text:p text:style-name="P1">- Palmarés.</text:p>
      <text:p text:style-name="P1">- Coche.</text:p>
      <text:p text:style-name="P1">- <text:span text:style-name="T2">Carreras ganadas.</text:span></text:p>
      <text:p text:style-name="P8">Posibles instancias:</text:p>
      <text:p text:style-name="P1">- Hamilton.</text:p>
      <text:p text:style-name="P1">- Weber.</text:p>
      <text:p text:style-name="P1">- Alonso.</text:p>
      <text:p text:style-name="P1">- Vettel.</text:p>
      <text:p text:style-name="P1"/>
      <text:p text:style-name="P3">Ejercicio 2</text:p>
      <text:p text:style-name="P15">A continuación tienes una lista en la que están mezcladas varias clases con instancias</text:p>
      <text:p text:style-name="P15">de esas clases. Para ponerlo un poco más difícil, todos los elementos están escritos en</text:p>
      <text:p text:style-name="P15">minúscula. Di cuáles son las clases, cuáles las instancias, a qué clase pertenece cada una de</text:p>
      <text:p text:style-name="P15">estas instancias y cuál es la jerarquía entre las clases: <text:span text:style-name="T1">paula</text:span>, <text:span text:style-name="T1">goofy</text:span>, <text:span text:style-name="T1">gardfiel</text:span>, <text:span text:style-name="T1">perro</text:span>, <text:span text:style-name="T1">mineral</text:span>,</text:p>
      <text:p text:style-name="P15"><text:span text:style-name="T1">caballo</text:span>, <text:span text:style-name="T1">tom</text:span>, <text:span text:style-name="T1">silvestre</text:span>, <text:span text:style-name="T1">pirita</text:span>, <text:span text:style-name="T1">rocinante</text:span>, <text:span text:style-name="T1">milu,</text:span> <text:span text:style-name="T1">snoopy</text:span>, <text:span text:style-name="T1">gato</text:span>, pluto, <text:span text:style-name="T1">animal</text:span>, <text:span text:style-name="T1">javier</text:span>, <text:span text:style-name="T1">bucefalo</text:span>,</text:p>
      <text:p text:style-name="P15"><text:span text:style-name="T1">pegaso</text:span>, <text:span text:style-name="T3">ayudante_de_santa_claus,</text:span> <text:span text:style-name="T1">cuarzo</text:span>, <text:span text:style-name="T1">laika</text:span>, <text:span text:style-name="T1">persona</text:span>, <text:span text:style-name="T1">pato_lucas.</text:span></text:p>
      <text:p text:style-name="P14">Orden</text:p>
      <text:p text:style-name="P16">- Mineral: pirita, <text:s/>cuarzo.</text:p>
      <text:p text:style-name="P16">- Animal: perro, caballo, gato.</text:p>
      <text:p text:style-name="P17"><text:tab/>-<text:span text:style-name="T2">Posibles instancias: goofy, garfield, tom, silvestre, rocinante, milu, snoopy, pluto, <text:tab/>ayudante_de_santa_claus, laika, pato_lucas, </text:span>bucéfalo.</text:p>
      <text:p text:style-name="P16">- Persona: paula, <text:s/>javier</text:p>
      <text:p text:style-name="P16"/>
      <text:p text:style-name="P4">Ejercicio 3</text:p>
      <text:p text:style-name="P18">¿Cuáles serían los atributos de la clase Vivienda ? ¿Qué subclases se te ocurren?</text:p>
      <text:p text:style-name="P9">Atributos</text:p>
      <text:p text:style-name="P19">- <text:span text:style-name="T4">Dirección</text:span></text:p>
      <text:p text:style-name="P19">- <text:span text:style-name="T4">Metros cuadrados.</text:span></text:p>
      <text:p text:style-name="P19">- <text:span text:style-name="T4">Número de habitaciones.</text:span></text:p>
      <text:p text:style-name="P19">- <text:span text:style-name="T4">Número de cuartos de baño.</text:span></text:p>
      <text:p text:style-name="P19">- <text:span text:style-name="T4">Jardín.</text:span></text:p>
      <text:p text:style-name="P19">- <text:span text:style-name="T4">Piscina.</text:span></text:p>
      <text:p text:style-name="P19">- <text:span text:style-name="T4">Amueblado.</text:span></text:p>
      <text:p text:style-name="P10">Subclases</text:p>
      <text:p text:style-name="P20">- <text:span text:style-name="T5">Estudio.</text:span></text:p>
      <text:p text:style-name="P20">- <text:span text:style-name="T5">Chalet.</text:span></text:p>
      <text:p text:style-name="P20">- <text:span text:style-name="T5">Dúplex.</text:span></text:p>
      <text:p text:style-name="P20">- <text:span text:style-name="T5">Ático.</text:span></text:p>
      <text:p text:style-name="P20">- <text:span text:style-name="T5">Bajo.</text:span></text:p>
      <text:p text:style-name="P20">- <text:span text:style-name="T5">Vivienda rural.</text:span></text:p>
      <text:p text:style-name="P20"/>
      <text:p text:style-name="P20"/>
      <text:p text:style-name="P22">Ejercicio 4</text:p>
      <text:p text:style-name="P21"><text:soft-page-break/>Piensa en la liga de baloncesto, ¿qué 5 clases se te ocurren para representar 5 elementos</text:p>
      <text:p text:style-name="P21">distintos que intervengan en la liga?</text:p>
      <text:p text:style-name="P11">Clases</text:p>
      <text:p text:style-name="P21">- Equipo.</text:p>
      <text:p text:style-name="P21">- Estadio.</text:p>
      <text:p text:style-name="P21">- Jugador.</text:p>
      <text:p text:style-name="P21">- Entrenador.</text:p>
      <text:p text:style-name="P21">- <text:span text:style-name="T6">Partido.</text:span></text:p>
      <text:p text:style-name="P21"/>
      <text:p text:style-name="P5">Ejercicio 5</text:p>
      <text:p text:style-name="P23">Haz una lista con los atributos que podría tener la clase caballo. A continuación haz una</text:p>
      <text:p text:style-name="P23">lista con los posibles métodos (acciones asociadas a los caballos).</text:p>
      <text:p text:style-name="P12">Atributos</text:p>
      <text:p text:style-name="P23">- Sexo.</text:p>
      <text:p text:style-name="P23">- Raza.</text:p>
      <text:p text:style-name="P23">- Peso.</text:p>
      <text:p text:style-name="P23">- Pelaje.</text:p>
      <text:p text:style-name="P12">Métodos</text:p>
      <text:p text:style-name="P23">- <text:span text:style-name="T7">Come.</text:span></text:p>
      <text:p text:style-name="P23">- <text:span text:style-name="T7">Corre.</text:span></text:p>
      <text:p text:style-name="P23">- <text:span text:style-name="T7">Hace pistas de agilidad.</text:span></text:p>
      <text:p text:style-name="P23">- <text:span text:style-name="T7">Duerme.</text:span></text:p>
      <text:p text:style-name="P23"/>
      <text:p text:style-name="P6">Ejercicio 6</text:p>
      <text:p text:style-name="P24">Lista los atributos de la clase Alumno ¿Sería nombre uno de los atributos de la clase? Razona</text:p>
      <text:p text:style-name="P24">tu respuesta.</text:p>
      <text:p text:style-name="P27">Atributos</text:p>
      <text:p text:style-name="P28">-Nombre</text:p>
      <text:p text:style-name="P24">- DNI.</text:p>
      <text:p text:style-name="P24">- Edad.</text:p>
      <text:p text:style-name="P24">- Numero de matricula.</text:p>
      <text:p text:style-name="P24">- Dirección.</text:p>
      <text:p text:style-name="P24">- Curso.</text:p>
      <text:p text:style-name="P24">¿Sería nombre uno de los atributos de la clase? No. Al crear el objeto de esa clase tendría que poner una variable para recoger esos atributos. Así, el nombre de la variable puede ser el nombre del alumno. <text:span text:style-name="T8">Aunque dependiendo del programa podemos elegir ponerlo como atributo para ponerlo con sus tildes y espacios.</text:span></text:p>
      <text:p text:style-name="P24"/>
      <text:p text:style-name="P7">Ejercicio 7</text:p>
      <text:p text:style-name="P25">¿Cuáles serían los atributos de la clase Ventana (de ordenador)? ¿cuáles serían los métodos?</text:p>
      <text:p text:style-name="P25">Piensa en las propiedades y en el comportamiento de una ventana de cualquier programa.</text:p>
      <text:p text:style-name="P13">Atributos</text:p>
      <text:p text:style-name="P26">- Ancho.</text:p>
      <text:p text:style-name="P26">- Alto.</text:p>
      <text:p text:style-name="P26">- Fondo.</text:p>
      <text:p text:style-name="P13">Métodos</text:p>
      <text:p text:style-name="P26">- Cerrar.</text:p>
      <text:p text:style-name="P26">- Abrir.</text:p>
      <text:p text:style-name="P26">- Minimizar.</text:p>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3T09:37:21.498497548</meta:creation-date>
    <dc:date>2016-03-14T12:41:09.397434781</dc:date>
    <meta:editing-duration>PT1H49M48S</meta:editing-duration>
    <meta:editing-cycles>16</meta:editing-cycles>
    <meta:generator>LibreOffice/5.0.5.2$Linux_X86_64 LibreOffice_project/00m0$Build-2</meta:generator>
    <meta:document-statistic meta:table-count="0" meta:image-count="0" meta:object-count="0" meta:page-count="2" meta:paragraph-count="90" meta:word-count="426" meta:character-count="2544" meta:non-whitespace-character-count="2204"/>
  </office:meta>
</office:document-meta>
</file>